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0000001117BEE5BE4F63AEE6D.png" manifest:media-type="image/png"/>
  <manifest:file-entry manifest:full-path="Pictures/1000000000000102000000E2E8E6C6F6B1C8E3E8.png" manifest:media-type="image/png"/>
  <manifest:file-entry manifest:full-path="Pictures/100000000000011A000000F5038A3387D86FE12A.png" manifest:media-type="image/png"/>
  <manifest:file-entry manifest:full-path="Pictures/100000000000010A0000011BD0AC764E38BF22C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5cm" fo:min-width="5.904cm"/>
    </style:style>
    <style:style style:name="gr2" style:family="graphic" style:parent-style-name="standard">
      <style:graphic-properties draw:textarea-horizontal-align="justify" draw:textarea-vertical-align="middle" draw:auto-grow-height="false" fo:min-height="0.195cm" fo:min-width="5.501cm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195cm" fo:min-width="0.8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9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4.4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5.632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5.8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58cm" svg:height="0.889cm" draw:transform="rotate (0.556410965535792) translate (11.598cm 9.575cm)">
          <text:p/>
          <draw:enhanced-geometry svg:viewBox="0 0 21600 21600" draw:text-areas="0 ?f0 ?f5 ?f2" draw:type="right-arrow" draw:modifiers="18746.8727219711 5387.865168539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6.858cm" svg:height="0.889cm" svg:x="11.668cm" svg:y="10.144cm">
          <text:p/>
          <draw:enhanced-geometry svg:viewBox="0 0 21600 21600" draw:text-areas="0 ?f0 ?f5 ?f2" draw:type="right-arrow" draw:modifiers="18746.8727219711 5387.865168539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2.76cm" svg:height="2.418cm" svg:x="13.446cm" svg:y="9.255cm">
          <draw:image xlink:href="Pictures/1000000000000102000000E2E8E6C6F6B1C8E3E8.png" xlink:type="simple" xlink:show="embed" xlink:actuate="onLoad" loext:mime-type="image/png">
            <text:p/>
          </draw:image>
        </draw:frame>
        <draw:frame draw:style-name="gr3" draw:text-style-name="P2" draw:layer="layout" svg:width="2.526cm" svg:height="2.268cm" svg:x="4.443cm" svg:y="9.527cm">
          <draw:image xlink:href="Pictures/1000000000000130000001117BEE5BE4F63AEE6D.png" xlink:type="simple" xlink:show="embed" xlink:actuate="onLoad" loext:mime-type="image/png">
            <text:p/>
          </draw:image>
        </draw:frame>
        <draw:frame draw:style-name="gr3" draw:text-style-name="P2" draw:layer="layout" svg:width="2.806cm" svg:height="2.438cm" svg:x="18.653cm" svg:y="9.357cm">
          <draw:image xlink:href="Pictures/100000000000011A000000F5038A3387D86FE12A.png" xlink:type="simple" xlink:show="embed" xlink:actuate="onLoad" loext:mime-type="image/png">
            <text:p/>
          </draw:image>
        </draw:frame>
        <draw:frame draw:style-name="gr3" draw:text-style-name="P2" draw:layer="layout" svg:width="2.176cm" svg:height="2.315cm" svg:x="9.255cm" svg:y="9.48cm">
          <draw:image xlink:href="Pictures/100000000000010A0000011BD0AC764E38BF22C0.png" xlink:type="simple" xlink:show="embed" xlink:actuate="onLoad" loext:mime-type="image/png">
            <text:p/>
          </draw:image>
        </draw:frame>
        <draw:custom-shape draw:style-name="gr4" draw:text-style-name="P1" draw:layer="layout" svg:width="1.524cm" svg:height="0.889cm" svg:x="7.35cm" svg:y="10.1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.383cm" svg:height="0.962cm" svg:x="4.937cm" svg:y="8.293cm">
          <draw:text-box>
            <text:p>PC</text:p>
          </draw:text-box>
        </draw:frame>
        <draw:frame draw:style-name="gr6" draw:text-style-name="P3" draw:layer="layout" svg:width="2.407cm" svg:height="1.089cm" svg:x="8.88cm" svg:y="8.166cm">
          <draw:text-box>
            <text:p>ルータ</text:p>
          </draw:text-box>
        </draw:frame>
        <draw:frame draw:style-name="gr7" draw:text-style-name="P3" draw:layer="layout" svg:width="4.947cm" svg:height="1.089cm" svg:x="12.557cm" svg:y="8.112cm">
          <draw:text-box>
            <text:p>インターネット</text:p>
          </draw:text-box>
        </draw:frame>
        <draw:frame draw:style-name="gr6" draw:text-style-name="P3" draw:layer="layout" svg:width="2.407cm" svg:height="1.089cm" svg:x="18.786cm" svg:y="8.039cm">
          <draw:text-box>
            <text:p>サーバ</text:p>
          </draw:text-box>
        </draw:frame>
        <draw:frame draw:style-name="gr8" draw:text-style-name="P3" draw:layer="layout" svg:width="6.132cm" svg:height="1.778cm" svg:x="2.143cm" svg:y="12.176cm">
          <draw:text-box>
            <text:p>8c:c6:81:12:34:56</text:p>
            <text:p>192.168.0.10:50000</text:p>
          </draw:text-box>
        </draw:frame>
        <draw:frame draw:style-name="gr9" draw:text-style-name="P4" draw:layer="layout" svg:width="5.766cm" svg:height="1.673cm" svg:x="9.204cm" svg:y="12.049cm">
          <draw:text-box>
            <text:p>00:50:56:c0:00:08</text:p>
            <text:p>192.168.0.1</text:p>
          </draw:text-box>
        </draw:frame>
        <draw:frame draw:style-name="gr3" draw:text-style-name="P2" draw:layer="layout" svg:width="2.806cm" svg:height="2.438cm" svg:x="17.891cm" svg:y="5.064cm">
          <draw:image xlink:href="Pictures/100000000000011A000000F5038A3387D86FE12A.png" xlink:type="simple" xlink:show="embed" xlink:actuate="onLoad" loext:mime-type="image/png">
            <text:p/>
          </draw:image>
        </draw:frame>
        <draw:frame draw:style-name="gr10" draw:text-style-name="P3" draw:layer="layout" svg:width="1.84cm" svg:height="0.962cm" svg:x="18.018cm" svg:y="4.302cm">
          <draw:text-box>
            <text:p>DNS</text:p>
          </draw:text-box>
        </draw:frame>
        <draw:frame draw:style-name="gr11" draw:text-style-name="P3" draw:layer="layout" svg:width="3.321cm" svg:height="0.962cm" svg:x="20.431cm" svg:y="5.753cm">
          <draw:text-box>
            <text:p>8.8.8.8:43</text:p>
          </draw:text-box>
        </draw:frame>
        <draw:frame draw:style-name="gr12" draw:text-style-name="P3" draw:layer="layout" svg:width="6.327cm" svg:height="1.673cm" svg:x="17.279cm" svg:y="12.049cm">
          <draw:text-box>
            <text:p><text:a xlink:href="http://www.cutt.co.jp/" xlink:type="simple">http://www.cutt.co.jp/</text:a></text:p>
            <text:p>49.212.180.206:80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シェイプ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7.2$Windows_X86_64 LibreOffice_project/639b8ac485750d5696d7590a72ef1b496725cfb5</meta:generator>
    <dc:date>2021-11-20T11:52:04.749000000</dc:date>
    <meta:editing-duration>PT9M35S</meta:editing-duration>
    <meta:editing-cycles>3</meta:editing-cycles>
    <meta:document-statistic meta:object-count="17"/>
  </office:meta>
</office:document-meta>
</file>